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79c5" officeooo:paragraph-rsid="001679c5"/>
    </style:style>
    <style:style style:name="P2" style:family="paragraph" style:parent-style-name="Standard">
      <style:text-properties officeooo:rsid="00175c0d" officeooo:paragraph-rsid="00175c0d"/>
    </style:style>
    <style:style style:name="P3" style:family="paragraph" style:parent-style-name="Standard" style:list-style-name="L1">
      <style:text-properties officeooo:rsid="001679c5" officeooo:paragraph-rsid="001679c5"/>
    </style:style>
    <style:style style:name="P4" style:family="paragraph" style:parent-style-name="Standard" style:list-style-name="L1">
      <style:text-properties officeooo:rsid="001679c5" officeooo:paragraph-rsid="00206f79"/>
    </style:style>
    <style:style style:name="P5" style:family="paragraph" style:parent-style-name="Standard" style:list-style-name="L1">
      <style:text-properties officeooo:rsid="001679c5" officeooo:paragraph-rsid="00167f9a"/>
    </style:style>
    <style:style style:name="P6" style:family="paragraph" style:parent-style-name="Standard" style:list-style-name="L1">
      <style:text-properties officeooo:rsid="001679c5" officeooo:paragraph-rsid="00175c0d"/>
    </style:style>
    <style:style style:name="P7" style:family="paragraph" style:parent-style-name="Standard" style:list-style-name="L1">
      <style:text-properties officeooo:rsid="0022a096" officeooo:paragraph-rsid="0022a096"/>
    </style:style>
    <style:style style:name="P8" style:family="paragraph" style:parent-style-name="Standard" style:list-style-name="L1">
      <style:text-properties officeooo:rsid="00167f9a" officeooo:paragraph-rsid="00167f9a"/>
    </style:style>
    <style:style style:name="P9" style:family="paragraph" style:parent-style-name="Standard" style:list-style-name="L1">
      <style:text-properties officeooo:rsid="00254c20" officeooo:paragraph-rsid="00254c20"/>
    </style:style>
    <style:style style:name="P10" style:family="paragraph" style:parent-style-name="Standard" style:list-style-name="L1">
      <style:text-properties officeooo:rsid="00175c0d" officeooo:paragraph-rsid="00175c0d"/>
    </style:style>
    <style:style style:name="P11" style:family="paragraph" style:parent-style-name="Standard" style:list-style-name="L1">
      <style:text-properties officeooo:rsid="00175c0d" officeooo:paragraph-rsid="0026f526"/>
    </style:style>
    <style:style style:name="P12" style:family="paragraph" style:parent-style-name="Standard" style:list-style-name="L1">
      <style:text-properties officeooo:rsid="00175c0d" officeooo:paragraph-rsid="00198202"/>
    </style:style>
    <style:style style:name="P13" style:family="paragraph" style:parent-style-name="Standard" style:list-style-name="L1">
      <style:text-properties officeooo:rsid="0028f3b2" officeooo:paragraph-rsid="0028f3b2"/>
    </style:style>
    <style:style style:name="P14" style:family="paragraph" style:parent-style-name="Standard" style:list-style-name="L1">
      <style:text-properties officeooo:rsid="001aad4f" officeooo:paragraph-rsid="001e76ef"/>
    </style:style>
    <style:style style:name="P15" style:family="paragraph" style:parent-style-name="Standard" style:list-style-name="L1">
      <style:text-properties officeooo:rsid="001aad4f" officeooo:paragraph-rsid="001aad4f"/>
    </style:style>
    <style:style style:name="P16" style:family="paragraph" style:parent-style-name="Standard" style:list-style-name="L1">
      <style:text-properties officeooo:rsid="001aad4f" officeooo:paragraph-rsid="001dc1fc"/>
    </style:style>
    <style:style style:name="P17" style:family="paragraph" style:parent-style-name="Standard" style:list-style-name="L1">
      <style:text-properties fo:font-weight="bold" officeooo:rsid="00175c0d" officeooo:paragraph-rsid="00175c0d" style:font-weight-asian="bold" style:font-weight-complex="bold"/>
    </style:style>
    <style:style style:name="P18" style:family="paragraph" style:parent-style-name="Standard" style:list-style-name="L1">
      <style:text-properties fo:font-weight="bold" officeooo:rsid="0026f526" officeooo:paragraph-rsid="0026f526" style:font-weight-asian="bold" style:font-weight-complex="bold"/>
    </style:style>
    <style:style style:name="P19" style:family="paragraph" style:parent-style-name="Standard" style:list-style-name="L1">
      <style:text-properties fo:font-weight="bold" officeooo:rsid="001679c5" officeooo:paragraph-rsid="0026f526" style:font-weight-asian="bold" style:font-weight-complex="bold"/>
    </style:style>
    <style:style style:name="P20" style:family="paragraph" style:parent-style-name="Standard" style:list-style-name="L1">
      <style:text-properties officeooo:rsid="001dc1fc" officeooo:paragraph-rsid="001dc1fc"/>
    </style:style>
    <style:style style:name="P21" style:family="paragraph" style:parent-style-name="Standard" style:list-style-name="L1">
      <style:text-properties officeooo:rsid="00186063" officeooo:paragraph-rsid="00198202"/>
    </style:style>
    <style:style style:name="P22" style:family="paragraph" style:parent-style-name="Standard" style:list-style-name="L1">
      <style:text-properties officeooo:rsid="00186063" officeooo:paragraph-rsid="00186063"/>
    </style:style>
    <style:style style:name="T1" style:family="text">
      <style:text-properties officeooo:rsid="00175c0d"/>
    </style:style>
    <style:style style:name="T2" style:family="text">
      <style:text-properties officeooo:rsid="00186063"/>
    </style:style>
    <style:style style:name="T3" style:family="text">
      <style:text-properties officeooo:rsid="00198202"/>
    </style:style>
    <style:style style:name="T4" style:family="text">
      <style:text-properties officeooo:rsid="0019f23a"/>
    </style:style>
    <style:style style:name="T5" style:family="text">
      <style:text-properties officeooo:rsid="001aad4f"/>
    </style:style>
    <style:style style:name="T6" style:family="text">
      <style:text-properties officeooo:rsid="001dc1fc"/>
    </style:style>
    <style:style style:name="T7" style:family="text">
      <style:text-properties officeooo:rsid="001e76ef"/>
    </style:style>
    <style:style style:name="T8" style:family="text">
      <style:text-properties officeooo:rsid="001f1816"/>
    </style:style>
    <style:style style:name="T9" style:family="text">
      <style:text-properties officeooo:rsid="0021b74c"/>
    </style:style>
    <style:style style:name="T10" style:family="text">
      <style:text-properties officeooo:rsid="0023ba99"/>
    </style:style>
    <style:style style:name="T11" style:family="text">
      <style:text-properties officeooo:rsid="0026f526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23978816512518208" text:style-name="L1">
        <text:list-item>
          <text:p text:style-name="P3">En Laravel:</text:p>
          <text:list>
            <text:list-item>
              <text:p text:style-name="P3">material <text:span text:style-name="T9">(index ajax – falta definir filtros)</text:span></text:p>
              <text:list>
                <text:list-item>
                  <text:p text:style-name="P3">nombre (string(500)) requerido, unico y controlar el maximo de caracteres</text:p>
                </text:list-item>
                <text:list-item>
                  <text:p text:style-name="P3">unidad_de_medida (string) requerido</text:p>
                </text:list-item>
                <text:list-item>
                  <text:p text:style-name="P3">precio_unitario (biginteger) requerido</text:p>
                </text:list-item>
              </text:list>
            </text:list-item>
            <text:list-item>
              <text:p text:style-name="P4">categoria_rubro <text:span text:style-name="T8">(index normal, ordenado por numero, con el filtro “buscar” que se tiene por defecto)</text:span></text:p>
              <text:list>
                <text:list-item>
                  <text:p text:style-name="P3">numero (integer)</text:p>
                </text:list-item>
                <text:list-item>
                  <text:p text:style-name="P3">nombre (string(500)) requerido, unico y controlar el maximo de caracteres</text:p>
                </text:list-item>
              </text:list>
            </text:list-item>
            <text:list-item>
              <text:p text:style-name="P3">rubro <text:span text:style-name="T9">(index ajax – falta definir filtros)</text:span></text:p>
              <text:list>
                <text:list-item>
                  <text:p text:style-name="P3">categoria_id (integer) <text:span text:style-name="T1">(se refiere a la categoria_rubro)</text:span></text:p>
                </text:list-item>
                <text:list-item>
                  <text:p text:style-name="P3">nombre (string(500)) requerido, unico y controlar el maximo de caracteres</text:p>
                </text:list-item>
                <text:list-item>
                  <text:p text:style-name="P3">unidad_de_medida (string) requerido</text:p>
                </text:list-item>
                <text:list-item>
                  <text:p text:style-name="P3">precio_mano_de_obra (biginteger) default 0</text:p>
                </text:list-item>
                <text:list-item>
                  <text:p text:style-name="P3">Atributo de la entidad: precio_unitario: suma de los “precio_total” de la <text:span text:style-name="T10">Entidad</text:span> rubro_materiales.</text:p>
                </text:list-item>
              </text:list>
            </text:list-item>
            <text:list-item>
              <text:p text:style-name="P7">rubro_materiales <text:span text:style-name="T10">(no tiene index. Se muestra dentro de Crear/Editar Rubro. Parecido a una venta)</text:span></text:p>
              <text:list>
                <text:list-item>
                  <text:p text:style-name="P7">material_id</text:p>
                </text:list-item>
                <text:list-item>
                  <text:p text:style-name="P7">rubro_id</text:p>
                </text:list-item>
                <text:list-item>
                  <text:p text:style-name="P7">cantidad</text:p>
                </text:list-item>
                <text:list-item>
                  <text:p text:style-name="P7">Atributo: <text:span text:style-name="T10">(relacion)</text:span> precio unitario (se saca del material)</text:p>
                </text:list-item>
                <text:list-item>
                  <text:p text:style-name="P7">Atributo: precio_total (el precio_unitario del material por la cantidad)</text:p>
                </text:list-item>
              </text:list>
            </text:list-item>
            <text:list-item>
              <text:p text:style-name="P8">proveedor <text:span text:style-name="T9">(index ajax – falta definir filtros)</text:span></text:p>
              <text:list>
                <text:list-item>
                  <text:p text:style-name="P5">nombre (string) requerido, unico y controlar el maximo de caracteres</text:p>
                </text:list-item>
                <text:list-item>
                  <text:p text:style-name="P6"><text:span text:style-name="T1">d</text:span>irección (string(500))</text:p>
                </text:list-item>
                <text:list-item>
                  <text:p text:style-name="P9">direccion_web (string(40))</text:p>
                </text:list-item>
                <text:list-item>
                  <text:p text:style-name="P9">direccion_map (text)</text:p>
                </text:list-item>
                <text:list-item>
                  <text:p text:style-name="P6">nro teléfono (string)</text:p>
                </text:list-item>
                <text:list-item>
                  <text:p text:style-name="P6">celular (string)</text:p>
                </text:list-item>
                <text:list-item>
                  <text:p text:style-name="P6">email (string)</text:p>
                </text:list-item>
                <text:list-item>
                  <text:p text:style-name="P6"><text:span text:style-name="T1">l</text:span>ogo <text:span text:style-name="T1">(relacion con el modulo media)</text:span></text:p>
                </text:list-item>
              </text:list>
            </text:list-item>
            <text:list-item>
              <text:p text:style-name="P10">proveedor_material: Debe haber una interfaz donde se puedan asignar fácilmente materiales a un proveedor.</text:p>
              <text:list>
                <text:list-item>
                  <text:p text:style-name="P10">proveedor_id</text:p>
                </text:list-item>
                <text:list-item>
                  <text:p text:style-name="P10">material_id</text:p>
                </text:list-item>
              </text:list>
            </text:list-item>
          </text:list>
        </text:list-item>
        <text:list-item>
          <text:p text:style-name="P10">En la App:</text:p>
          <text:list>
            <text:list-item>
              <text:p text:style-name="P10">presupuesto</text:p>
              <text:list>
                <text:list-item>
                  <text:p text:style-name="P10">fecha (string con formato de fecha) se inicializa por defecto con el dia de creacion</text:p>
                </text:list-item>
                <text:list-item>
                  <text:p text:style-name="P13">nombre (string)</text:p>
                </text:list-item>
                <text:list-item>
                  <text:p text:style-name="P10">cliente (string)</text:p>
                </text:list-item>
                <text:list-item>
                  <text:p text:style-name="P10">observacion (string largo)</text:p>
                </text:list-item>
                <text:list-item>
                  <text:p text:style-name="P10">margen (int)</text:p>
                </text:list-item>
                <text:list-item>
                  <text:p text:style-name="P14">Atributo: precio_costo <text:span text:style-name="T7">(suma de los atributos </text:span>precio_total_costo <text:span text:style-name="T7">de la tabla presupuesto_rubro )</text:span></text:p>
                </text:list-item>
                <text:list-item>
                  <text:p text:style-name="P15">Atributo: precio_venta (precio_costo mas margen)</text:p>
                </text:list-item>
              </text:list>
            </text:list-item>
            <text:list-item>
              <text:p text:style-name="P17"><text:span text:style-name="T11">categoria</text:span>_<text:span text:style-name="T3">rubro</text:span></text:p>
              <text:list>
                <text:list-item>
                  <text:p text:style-name="P18">id</text:p>
                </text:list-item>
                <text:list-item>
                  <text:p text:style-name="P18">nombre</text:p>
                </text:list-item>
                <text:list-item>
                  <text:p text:style-name="P18">numero</text:p>
                </text:list-item>
              </text:list>
            </text:list-item>
            <text:list-item>
              <text:p text:style-name="P11">presupuesto_<text:span text:style-name="T3">rubro</text:span></text:p>
              <text:list>
                <text:list-item>
                  <text:p text:style-name="P10"><text:soft-page-break/>presupuesto_id</text:p>
                </text:list-item>
                <text:list-item>
                  <text:p text:style-name="P19">categoria_id</text:p>
                </text:list-item>
                <text:list-item>
                  <text:p text:style-name="P10">rubro_id (id del servidor)</text:p>
                </text:list-item>
                <text:list-item>
                  <text:p text:style-name="P10">rubro_nombre (string(500))</text:p>
                </text:list-item>
                <text:list-item>
                  <text:p text:style-name="P20">cantidad (integer) esto carga el usuario al agregar un rubro al presupuesto y puede editar luego</text:p>
                </text:list-item>
                <text:list-item>
                  <text:p text:style-name="P10">rubro_unidad_de_medida (string)</text:p>
                </text:list-item>
                <text:list-item>
                  <text:p text:style-name="P10">rubro_precio_mano_de_obra (bigint <text:span text:style-name="T2">o string</text:span>) <text:span text:style-name="T6">Inicialmente toma el valor del servidor y se realiza una “copia” en la BD de la App al momento de agregar el rubro al presupuesto. </text:span>Al editar el precio de mano de obra le tiene que aparecer el actual que está en la App para que edite y el actual que está en el servidor como referencia para que compare.</text:p>
                </text:list-item>
                <text:list-item>
                  <text:p text:style-name="P16">Atributo: precio_unitario_costo <text:span text:style-name="T6">(se saca de la suma del atributo precio_total de la tabla presupuesto_rubro_material + rubro_precio_mano_de_obra)</text:span></text:p>
                </text:list-item>
                <text:list-item>
                  <text:p text:style-name="P15">Atributo: precio_total_costo (precio_unitario_costo * <text:span text:style-name="T6">cantidad</text:span>)</text:p>
                </text:list-item>
                <text:list-item>
                  <text:p text:style-name="P16">Atributo: precio_unitario_venta (precio_unitario_costo + margen)</text:p>
                </text:list-item>
                <text:list-item>
                  <text:p text:style-name="P15">Atributo: precio_total_venta (precio_total_costo + margen)</text:p>
                </text:list-item>
              </text:list>
            </text:list-item>
            <text:list-item>
              <text:p text:style-name="P10">presupuesto_materiales</text:p>
              <text:list>
                <text:list-item>
                  <text:p text:style-name="P10">presupuesto_id (id generado en la app )</text:p>
                </text:list-item>
                <text:list-item>
                  <text:p text:style-name="P10">material_id (id del servidor)</text:p>
                </text:list-item>
                <text:list-item>
                  <text:p text:style-name="P10">precio_unitario (bigint <text:span text:style-name="T4">o string</text:span>) Al editar el precio del material le tiene que aparecer el actual que está en la App para que edite y el actual que está en el servidor como referencia para que compare.</text:p>
                </text:list-item>
                <text:list-item>
                  <text:p text:style-name="P10">unidad_de_medida</text:p>
                </text:list-item>
              </text:list>
            </text:list-item>
            <text:list-item>
              <text:p text:style-name="P10">presupuesto_<text:span text:style-name="T3">rubro</text:span>_material</text:p>
              <text:list>
                <text:list-item>
                  <text:p text:style-name="P12">presupuesto_<text:span text:style-name="T3">rubro</text:span>_id</text:p>
                </text:list-item>
                <text:list-item>
                  <text:p text:style-name="P20">presupuesto_id (redundante pero puede servir)</text:p>
                </text:list-item>
                <text:list-item>
                  <text:p text:style-name="P21">rubro_id (de la table presupuesto_<text:span text:style-name="T3">rubro</text:span>. <text:span text:style-name="T6">Redundante pero puede servir, en la bd de la app no esta referenciado como foreign key, pero se guarda</text:span>)</text:p>
                </text:list-item>
                <text:list-item>
                  <text:p text:style-name="P10">material_id (de la tabla presupuesto_materiales)</text:p>
                </text:list-item>
                <text:list-item>
                  <text:p text:style-name="P22">cantidad (<text:span text:style-name="T5">integer</text:span>) <text:span text:style-name="T5">(del servidor se trae este dato y se hace una “copia”, no se actualiza (sincroniza) cada vez que se entra, aunque mas adelante se podria ver la opcion. Por el momento no se puede editar en la App)</text:span></text:p>
                </text:list-item>
                <text:list-item>
                  <text:p text:style-name="P20">Atributo: precio_total (precio unitario asociado al material en la tabla <text:span text:style-name="T1">presupuesto_materiales * </text:span>la cantidad)</text:p>
                </text:list-item>
              </text:list>
            </text:list-item>
          </text:list>
        </text:list-item>
      </text:list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9:36:58.548609699</meta:creation-date>
    <dc:date>2017-06-13T15:20:45.563473562</dc:date>
    <meta:editing-duration>PT2H41M15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2" meta:paragraph-count="69" meta:word-count="559" meta:character-count="4005" meta:non-whitespace-character-count="3443"/>
  </office:meta>
</office:document-meta>
</file>